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32833333333333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3.730625cm"/>
    </style:style>
    <style:style style:name="co5" style:family="table-column">
      <style:table-column-properties fo:break-before="auto" style:column-width="3.91583333333333cm"/>
    </style:style>
    <style:style style:name="co6" style:family="table-column">
      <style:table-column-properties fo:break-before="auto" style:column-width="21.140208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7" table:default-cell-style-name="ce1"/>
        <table:table-row table:style-name="ro1">
          <table:table-cell/>
          <table:table-cell office:value-type="string" table:style-name="ce1">
            <text:p>Fall Blau</text:p>
          </table:table-cell>
          <table:table-cell office:value-type="float" office:value="1935" table:style-name="ce1">
            <text:p>1935</text:p>
          </table:table-cell>
          <table:table-cell table:number-columns-repeated="3" table:style-name="ce1"/>
          <table:table-cell office:value-type="string" table:style-name="ce1">
            <text:p>German defense planning on the eastern border, in tandem with Fall Ro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Rot</text:p>
          </table:table-cell>
          <table:table-cell office:value-type="float" office:value="1935" table:style-name="ce1">
            <text:p>1935</text:p>
          </table:table-cell>
          <table:table-cell table:number-columns-repeated="3" table:style-name="ce1"/>
          <table:table-cell office:value-type="string" table:style-name="ce1">
            <text:p>German defense planning on the western border, in tandem with Fall Blau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Otto</text:p>
          </table:table-cell>
          <table:table-cell office:value-type="float" office:value="1937" table:style-name="ce1">
            <text:p>1937</text:p>
          </table:table-cell>
          <table:table-cell table:number-columns-repeated="3" table:style-name="ce1"/>
          <table:table-cell office:value-type="string" table:style-name="ce1">
            <text:p>German plan to occupy Austr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Richard</text:p>
          </table:table-cell>
          <table:table-cell office:value-type="float" office:value="1937" table:style-name="ce1">
            <text:p>1937</text:p>
          </table:table-cell>
          <table:table-cell table:number-columns-repeated="3" table:style-name="ce1"/>
          <table:table-cell office:value-type="string" table:style-name="ce1">
            <text:p>German contingency planning for Soviet takeover of Sp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Rot</text:p>
          </table:table-cell>
          <table:table-cell office:value-type="float" office:value="1937" table:style-name="ce1">
            <text:p>1937</text:p>
          </table:table-cell>
          <table:table-cell table:number-columns-repeated="3" table:style-name="ce1"/>
          <table:table-cell office:value-type="string" table:style-name="ce1">
            <text:p>Planned German invasion of Czechoslovak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ügen</text:p>
          </table:table-cell>
          <table:table-cell office:value-type="float" office:value="1937" table:style-name="ce1">
            <text:p>1937</text:p>
          </table:table-cell>
          <table:table-cell table:number-columns-repeated="3" table:style-name="ce1"/>
          <table:table-cell office:value-type="string" table:style-name="ce1">
            <text:p>German bombing of Guernica, Sp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Blau</text:p>
          </table:table-cell>
          <table:table-cell office:value-type="float" office:value="1938" table:style-name="ce1">
            <text:p>1938</text:p>
          </table:table-cell>
          <table:table-cell table:number-columns-repeated="3" table:style-name="ce1"/>
          <table:table-cell office:value-type="string" table:style-name="ce1">
            <text:p>German air force research, later renamed Planstudie 3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Grün</text:p>
          </table:table-cell>
          <table:table-cell office:value-type="float" office:value="1938" table:style-name="ce1">
            <text:p>1938</text:p>
          </table:table-cell>
          <table:table-cell table:number-columns-repeated="3" table:style-name="ce1"/>
          <table:table-cell office:value-type="string" table:style-name="ce1">
            <text:p>German plan for invasion of Czechoslovak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tto</text:p>
          </table:table-cell>
          <table:table-cell office:value-type="float" office:value="1938" table:style-name="ce1">
            <text:p>1938</text:p>
          </table:table-cell>
          <table:table-cell table:number-columns-repeated="3" table:style-name="ce1"/>
          <table:table-cell office:value-type="string" table:style-name="ce1">
            <text:p>German plan to establish a puppet government in Austr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Rot</text:p>
          </table:table-cell>
          <table:table-cell office:value-type="float" office:value="1939" table:style-name="ce1">
            <text:p>1939</text:p>
          </table:table-cell>
          <table:table-cell table:number-columns-repeated="3" table:style-name="ce1"/>
          <table:table-cell office:value-type="string" table:style-name="ce1">
            <text:p>German bombing of Wielun, Poland, part of Fall Weis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Weiß</text:p>
          </table:table-cell>
          <table:table-cell office:value-type="float" office:value="1939" table:style-name="ce1">
            <text:p>1939</text:p>
          </table:table-cell>
          <table:table-cell table:number-columns-repeated="3" table:style-name="ce1"/>
          <table:table-cell office:value-type="string" table:style-name="ce1">
            <text:p>German invasion of Po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-Bewegung</text:p>
          </table:table-cell>
          <table:table-cell office:value-type="float" office:value="1939" table:style-name="ce1">
            <text:p>1939</text:p>
          </table:table-cell>
          <table:table-cell table:number-columns-repeated="3" table:style-name="ce1"/>
          <table:table-cell office:value-type="string" table:style-name="ce1">
            <text:p>German preparation for the invasion of Poland, part of Fall Weis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therine</text:p>
          </table:table-cell>
          <table:table-cell office:value-type="float" office:value="1939" table:style-name="ce1">
            <text:p>1939</text:p>
          </table:table-cell>
          <table:table-cell table:number-columns-repeated="3" table:style-name="ce1"/>
          <table:table-cell office:value-type="string" table:style-name="ce1">
            <text:p>German operation to safeguard the rail bridge at Tczew, Poland during the invas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irschau</text:p>
          </table:table-cell>
          <table:table-cell office:value-type="float" office:value="1939" table:style-name="ce1">
            <text:p>1939</text:p>
          </table:table-cell>
          <table:table-cell table:number-columns-repeated="3" table:style-name="ce1"/>
          <table:table-cell office:value-type="string" table:style-name="ce1">
            <text:p>German staged attacks in Poland to justify invasion, part of Fall Weis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immler</text:p>
          </table:table-cell>
          <table:table-cell office:value-type="float" office:value="1939" table:style-name="ce1">
            <text:p>1939</text:p>
          </table:table-cell>
          <table:table-cell table:number-columns-repeated="3" table:style-name="ce1"/>
          <table:table-cell office:value-type="string" table:style-name="ce1">
            <text:p>German study for a potential invasion of Britain, part of Operatio Nordwest was integrated into Operation Seelöw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ordwest</text:p>
          </table:table-cell>
          <table:table-cell office:value-type="float" office:value="1939" table:style-name="ce1">
            <text:p>1939</text:p>
          </table:table-cell>
          <table:table-cell table:number-columns-repeated="3" table:style-name="ce1"/>
          <table:table-cell office:value-type="string" table:style-name="ce1">
            <text:p>German operation in Southern Poland near the border with Czechoslovak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st</text:p>
          </table:table-cell>
          <table:table-cell office:value-type="float" office:value="1939" table:style-name="ce1">
            <text:p>1939</text:p>
          </table:table-cell>
          <table:table-cell table:number-columns-repeated="3" table:style-name="ce1"/>
          <table:table-cell office:value-type="string" table:style-name="ce1">
            <text:p>German operation to murder members of the intelligentsia at univerisites in Kraków, Po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eking</text:p>
          </table:table-cell>
          <table:table-cell office:value-type="float" office:value="1939" table:style-name="ce1">
            <text:p>1939</text:p>
          </table:table-cell>
          <table:table-cell table:number-columns-repeated="3" table:style-name="ce1"/>
          <table:table-cell office:value-type="string" table:style-name="ce1">
            <text:p>German plan to exterminate Polish intelligent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ied Piper</text:p>
          </table:table-cell>
          <table:table-cell office:value-type="float" office:value="1939" table:style-name="ce1">
            <text:p>1939</text:p>
          </table:table-cell>
          <table:table-cell table:number-columns-repeated="3" table:style-name="ce1"/>
          <table:table-cell office:value-type="string" table:style-name="ce1">
            <text:p>German aerial bombing of Warsaw, Po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onderaktion Krakau</text:p>
          </table:table-cell>
          <table:table-cell office:value-type="float" office:value="1939" table:style-name="ce1">
            <text:p>1939</text:p>
          </table:table-cell>
          <table:table-cell table:number-columns-repeated="3" table:style-name="ce1"/>
          <table:table-cell office:value-type="string" table:style-name="ce1">
            <text:p>German plan to expand the Kriegsmarine to match the strength of the British Royal Nav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nnenberg</text:p>
          </table:table-cell>
          <table:table-cell office:value-type="float" office:value="1939" table:style-name="ce1">
            <text:p>1939</text:p>
          </table:table-cell>
          <table:table-cell table:number-columns-repeated="3" table:style-name="ce1"/>
          <table:table-cell office:value-type="string" table:style-name="ce1">
            <text:p>German air force research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asserkante</text:p>
          </table:table-cell>
          <table:table-cell office:value-type="float" office:value="1939" table:style-name="ce1">
            <text:p>1939</text:p>
          </table:table-cell>
          <table:table-cell table:number-columns-repeated="3" table:style-name="ce1"/>
          <table:table-cell office:value-type="string" table:style-name="ce1">
            <text:p><text:s/>British plan to gain control of Baltic S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orek</text:p>
          </table:table-cell>
          <table:table-cell office:value-type="float" office:value="1939" table:style-name="ce1">
            <text:p>1939</text:p>
          </table:table-cell>
          <table:table-cell table:number-columns-repeated="3" table:style-name="ce1"/>
          <table:table-cell office:value-type="string" table:style-name="ce1">
            <text:p><text:s/>Polish naval withdraw to Britain prior to German invas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Plan Z</text:p>
          </table:table-cell>
          <table:table-cell office:value-type="float" office:value="1939" table:style-name="ce1">
            <text:p>1939</text:p>
          </table:table-cell>
          <table:table-cell table:number-columns-repeated="3" table:style-name="ce1"/>
          <table:table-cell office:value-type="string" table:style-name="ce1">
            <text:p><text:s/>British evacuation of women and children from major citi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Planstudie 39</text:p>
          </table:table-cell>
          <table:table-cell office:value-type="float" office:value="1939" table:style-name="ce1">
            <text:p>1939</text:p>
          </table:table-cell>
          <table:table-cell table:number-columns-repeated="3" table:style-name="ce1"/>
          <table:table-cell office:value-type="string" table:style-name="ce1">
            <text:p><text:s/>Polish naval defense of the Polish coas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Braun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ttacks against the Maginot Line on the French-German border in conjunction with Fall Grü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Falk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ttacks against the Maginot Line on the French-German border, part of Fall Grü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Gelb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invasion of the Low Countries of Belgium, the Netherlands, and Luxembour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Grün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ttacks against the Maginot Line on the French-German border in conjunction with Fall Brau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Grün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plan for a diversionary invasion of Ireland in support of Operation Seelöw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Rot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invasion of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dler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ttacks on the British Royal Air Force, aimed to soften defenses for a future ground invasion, also known as Operation Adlerangriff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dlerangriff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ttacks on the British Royal Air Force, aimed to soften defenses for a future ground invasion, also known as Operation Adl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lfred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mining off Dover, England, Britain using surface vessel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lphabet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ttack on Adalsnes, Norway, part of Operation Weserübu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ltenbeken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ttack on Arendal, Norway, part of Operation Weserübu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ltona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commando raid on British crown dependency Bailiwick of Guernsey off the French coas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mbassador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preparations for Operation Barbaross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riel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ttack on the Maginot Line on the German-French border, part of Fall Ro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ufbau Ost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mining off Dover, England, Brit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ttack on Alsten Island and Sandnessjøen, Norway, part of Operation Weserübu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ernhard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ttack in Norway, part of Operation Weserübu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ien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ir operation to relieve troops in Narvik,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remen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commando operation to occupy the bridge over the Albert Canal in Belgium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üffel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Planned German invasion of Gibraltar via the Iberian Peninsul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nned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paratrooper attack on the Hague, Rotterdam, Dordrecht, and Moerdijk in the Netherlands, part of Fall Gelb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tapult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paratrooper attack on Ghent in the Netherlands, part of Fall Gelb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at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ttack of the Maginot Line on the French-Germany border north of Kehl, Germany, part of Fall Grü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llar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diversionary attack on two bridges on the French-German border, part of Fall Grü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mpass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paratrooper attack on Belgian Fort Eben-Emael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romwell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Planned German landing at Brighton, England, Britain, part of Operation Seelöw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rucibl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occupation of the Channel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ycl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diversionary attack on Mulhouse, France, part of Fall Grü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ynamo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submarine operations in Norwegian water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isen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Planned German diversionary invasion of Scotland, Britain, part of Operation Seelöw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elix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intelligence gathering for Operation Seelöw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estung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Planned German invasion of Iceland in response to British Operation Fork, originally planned to launch in conjunction with Operation Seelöw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ork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naval operation against British shipping off Narvik,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naval operation to disrupt Allied supplies to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eier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ttack against Kristiansand, Norway, part of Operation Weserübu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neisenau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Planned German invasion of Ire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ranit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ir attack against British airfields for bomber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rüne Bewegung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65-day air offensive against London, England, Brit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rünpfeil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Planned German invasion of Britain, precursor of Operation Seelöw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bicht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Planned German breakthrough between Breisach and Strasbourg, France, part of Fall Grü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rtmut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Planned German invasion of the Dutch island of Texel in the North S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ts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night raid against British air bas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rbstreis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motorboat action off Dover, England, Brit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ummel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night raid on Coventry, England, Brit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urry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ttack on several Dutch bridg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Ikarus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paratrooper attack of Namur, Belgium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udgment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landing at Narvik,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uno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Planned German invasion of Liège, Belgium, part of Fall Gelb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uno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ction against Narvik, Norway, part of Operation Weserübu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arlshafen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troop deployment in Belgium, part of Fall Gelb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athleen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warship Admiral Scheer's raid in the North Atlantic Ocea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ichtermeer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Planned German invasion of Denmark and Norway, later renamed to Operation Weserübu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og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ttacks against Allied ships convoys between Britain and Scandin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öw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The first German Atlantic operation of Admiral Hipp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uchs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erial reconnaissance of Russia natural resourc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ucid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ttack on Oslo, Norway, part of Operation Weserübu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uci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motorboat action off Dover, England, Brit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uftparad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preparations for Operation Barbaross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riann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ttacks on Strasbourg, France, part of Fall Brau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enac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erial bombing of French countrysid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ondscheinsonat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breakthrough of the Maginot Line between Teting und Wittring,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orgenröt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ttack on the Maginot Line, part of Fall Grü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erial bombing of Birmingham, England, Brit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aumburg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deceptive attack in the Saarbrücken region, part of Fall Grü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ebelübung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Planned German invasion of Britain, Anglicized as "Sealion"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ienburg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response to British Operation Compass offensive in North Africa, deployment of the German Afrika Korps in North Afric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iwi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Planned German assassination against Adolf Hitler and coup d'état against the Nazi German governmen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ord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ttack on Stavanger, Norway, part of Operation Weserübu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ord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commando operation to occupy a bridge near Veldwezelt, Belgium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ordmark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Planned German invasion of Switzer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ordseetour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mission to transport Irish Republican Army Chief of Staff Seán Russell from Germany to Ire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ldenburg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intelligence gathering operation in North Afric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ldenburg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ttack on the northern portion of the Maginot Line, part of Fall Ro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skar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operation to secure the bridge near Nijmegen in the Nether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tto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movement across the Albert Canal against Fort Eben-Emael in Belgium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anther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Aborted German plan to coordinate actions with Scottish and Welsh nationalist group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aula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Aborted German plan to land an agent in Ire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lanspiel III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invasion of Denmark and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aubvogelkäfig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ttack on Trondheim and Narvik, Norway, part of Operation Weserübu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egenschirm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attack on Bergen, Kristianland, and Oslo, Norway, part of Operation Weserübu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oyal Marin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destruction of rail links between Switzerland and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charnhorst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destruction of rail links between Switzerland and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eelöw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Sortie by German destroyers into the North S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onnenblum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German naval and air operation in Trondheim,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park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British evacuation from NorwayÂ Â [Read More]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adthagen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Allied retreat from France using ports between Cherbourg and the Spanish bord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ahl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British naval bombardment of Banda Alul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nnenbaum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British Royal Navy operation to seiz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ub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British Admiralty codeword given to the passage of a reinforcement force from Force H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heodora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Brtiish convoy from Gibraltar to Malta and then to Egyp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iger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British and Commonwealth counteroffensive in Libya and Egyp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rojanisches Pferd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British codename to warn that a German invasion of Great Britain was imminent.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rondheim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British codename to warn of a potential Luftwaffe attack on London.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ub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Allied evacuation from Le Havr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al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Allied evacuation from Dunkir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alfisch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British invasion of Ice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serübung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British convoy from Alexandria to Malt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serübung Nord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British delivery of Hurricane fighters to Malt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serübung Sud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British air attack on the Italian fleet in Taranto harbo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spennest I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Canceled British attempt to use fire ships to destroy German barges that could be used for a British invas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spennest II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British and French attack on Daka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hit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First British mining of the Rhine Riv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kinger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Delivery of equipment and aircraft spare parts to Malta via British submarines.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ldente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British delivery of Hurricane fighters to Malt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lfred</text:p>
          </table:table-cell>
          <table:table-cell office:value-type="float" office:value="1940" table:style-name="ce1">
            <text:p>1940</text:p>
          </table:table-cell>
          <table:table-cell table:number-columns-repeated="3" table:style-name="ce1"/>
          <table:table-cell office:value-type="string" table:style-name="ce1">
            <text:p><text:s/>Failed British Admiralty plan to lay two live and one fake minefields in Norwegian waters.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25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invasion of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lpenveilchen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Aborted German intervention during the Italian invasion of Alban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mina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Failed German attempt to destroy oil refineries in Abadan, Ira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nklet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Irish Republican Army plan to coordinate IRA and German intelligence operations, also known as Plan Kathlee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rchery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Japanese invasion of Sarawak, Borne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rtus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invasion of the Soviet Un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strologer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Planned German offensive of the Baltic Stat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offensive of the Baltic Stat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arbarossa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commerce raid in the Atlantic Ocean performed by Scharnhorst and Gneisenau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attleaxe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plan to destablize British economy with counterfeit British banknot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eowulf I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Staging of German forces from Germany to northern Finland, part of Operation Silberfuch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eowulf II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Staging of German forces from Norway to northern Finland, part of Operation Silberfuch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erlin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construction operation to build rail bridges between Lida and Molochtschno in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ernhard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Axis attack toward El Alamein, Egyp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laufuchs 1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aerial bombing of Belgrade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laufuchs 2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Japanese invasion of Thailand and Northeast Malay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ogdanow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air raids against Russian Baltic Fleet at Kronstadt and Leningrad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randung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aerial bombing of British airfiel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revity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Planned German invasion of the Soviet Union, later abandoned in favor of Operation Barbaross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stigo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air raids against Russian Navy at Leningrad, Russia, part of Operation Eisstos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laymore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Japanese invasion of Indochin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lossus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Italian naval action against British ships north of Crete,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untenance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air raids against Russian Navy at Leningrad, Russia, part of Operation Eisstos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rusader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deceptive operation to hint a false invasion of Scotland and England, Britain from Norway before the start of Operation Barbaross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ervish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deceptive operation to hint a false invasion of Scotland and England, Britain from Norway before the start of Operation Barbaross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unlop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invasion of the island of Lemnos,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operation to take the bridge over the Corinth Canal, near Corinth,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issto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deceptive operation to hint a false invasion of southern England, Britain from France before start of Operation Barbaross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J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deployment of aircraft to Iraq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xcess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Planned German invasion of the Iberian peninsul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xporter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anti-partisan operation in the Berezina River region of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ledermaus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diversionary plan in support of Operation Beowulf II, part of Operation Nordwi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itz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Japanese invasion of the Philippine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oschlaich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invasion of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U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invasion of Crete,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audo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attack on Hiiumaa, an island off Estonia, part of Operation Siegfrie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auntlet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diversionary plan in support of Operation Beowulf II, part of Operation Nordwi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ötz v. Berlichingen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counter-intelligence operation in the Nether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uillotine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diversionary invasion of the island of Saaremaa, Estonia in suppoert of Operation Beowulf I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ifisch I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attack on Hiiumaa, an island off Estonia, part of Operation Siegfrie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ifisch II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attack towards Murmansk, Russia from Finnish Petsamo, part of Operation Silberfuch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lbred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attack towards Kandalaksha, Russia from Finnish Lapland, part of Operation Silberfuch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nnibal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motorboat action off Dover, England, Brit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nnibal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occupation of Finnish Petsamo, part of Operation Silberfuch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rpune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The planned German attacks on Allied shipping conducted by Bismarck and Prinz Euge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Irak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plan to make contact with Egyptian nationalist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Isabella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attack at Tula, Russia during the offensive toward Moscow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arlsbad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attack on Hiiumaa, an island off Estonia, part of Operation Beowulf I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el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attack on Murmansk, Russia, Anglicized as "Silver Fox"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ustre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Axis attack on the Halfaya Pass on the border of Libya and Egyp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Axis attack on British supply depots at Bir Khirreigat, Egyp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rita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diversionary plan in support of Operation Beowulf II, part of Operation Nordwi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tador (1941)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bombing of Belgrade, Yugoslavia, part of Operation 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erkur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Planned German invasion of Bulgar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itte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attack on Kasserine Pass, Tuni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au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defense plan against a general uprising in occupied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ordpol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diversionary attack on the island of Saaremaa, Estonia in support of Operation Beowulf I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ordwind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offensive toward Moscow, Russia, part of Operation Barbaross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st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plan to support the Irish Republican Army in Ireland and Northern Ire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latinfuchs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attack on Leningrad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olarfuchs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advance toward the British Gazala Line near Bir Hakeim, Liby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rimrose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egatta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naval operation off the coast of Southern England, Brit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egulta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attack on Hiiumaa, an island off Estonia, part of Operation Siegfrie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enate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naval operation in support of Operation Beowulf I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enntier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German diversionary plan in support of Operation Beowulf I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heinübung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Japanese attack on Pearl Harbor, Hawaii, United Stat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abine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Irish Republican Army plan to coordinate IRA and German intelligence operations, also known as Operation Artu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alaam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raid on German positions at Lofoten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avannah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commando raid on Vï¿½gsï¿½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chlussjagd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convoy to MaltaÂ Â [Read More]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iegfried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and Commonwealth attack in North Africa in attempt to relieve Tobru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ilberfuchs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attack on Halfaya Pass on the border of Libya and Egyp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korpion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raid on Lofoten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ommernachtstraum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airborne raid in Calitr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immung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Allied invasion of neutral Ira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rafe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attempt to relieve Tobru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rafe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The first British Arctic convoy to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urmflut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delivery of 24 Hurricane fighters to Malt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ubstance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anti-shipping operation off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üdwind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convoy to Malt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üdwind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Allied invasion of Syria and Leban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upply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raid on Spitzberge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ifun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transfer of troops to Cypru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ube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convoy from Gibraltar to Malt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ichwin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Allied reinforcement of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iger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Planned British pre-emptive strike into Siam from Malay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racer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capture of German submarine U-110's Enigma cypher machine and documents by HMS Bulldo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Venezia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invasion of Iraq from Basra up the Tigris Riv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Višegrad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invasion of Iraq from Basra up the Euphrates Riv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ber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Allied invasion of Iraq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st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Free French attempt to ambush and kill Luftwaffe pathfinder pilots in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ststurm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convoy to Malt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stwind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anti-submarine naval patrol off Madagasca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convoy to Malt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Plan Kathleen</text:p>
          </table:table-cell>
          <table:table-cell office:value-type="float" office:value="1941" table:style-name="ce1">
            <text:p>1941</text:p>
          </table:table-cell>
          <table:table-cell table:number-columns-repeated="3" table:style-name="ce1"/>
          <table:table-cell office:value-type="string" table:style-name="ce1">
            <text:p><text:s/>British delivery of Hurricane fighters to Malt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Anton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occuppation of Vichy France after Italian support in 194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Blau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ttack against Voronezh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Generalplan Ost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plan for genocide throughout Europ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M.43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Italian convoy missions to Tripoli, Liby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dl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Chechivichi region of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greement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ttacks in Egypt and Libya with aim on Tobruk, Lyb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id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Japanese invasion of the Aleutian Islands, Alaska, United Stat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L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, also known as Operation Albia and Operation Albij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lb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, also known as Operation Albia and Operation Albij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lbi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, also known as Operation Albia and Operation Albij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lbij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lf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ttack on Tuapse, Russia in the Caucasus reg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nthropoid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Japanese invasion of Burm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ttik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Bobruisk, Belorussia in conjunction with Operation München 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amberg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Planned German offensive at Leningrad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asalt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ttack on the Strait of Kerch and Rshev, Russia in the Caucasus region, part of Fall Blau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ertram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ttack on the Strait of Kerch in the Caucasus region in Southern Russia, part of Fall Blau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et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build-up of defenses in Tunis, Tunisia in the response to Allied Operation Torch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ettelstab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ttack toward Stalingrad and the general Caucasus region in Southern Russia, part of Fall Blau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iting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ttempt to break the Russian envelopment of German troops in Demyansk, south of Leningrad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lackston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offensive in the Caucasus region of Southern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lüch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Japanese reconnaissance and raid operations in the Indian Ocea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lücher I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counterattack at Medenine, Tuni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olero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Second phase of the German summer offensive in the Caucasus region of Southern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owery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Polotsk, Lepel, and Borisov in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raun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Japanese invasion of the Andaman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raunschweig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Planned German third phase of the German summer offensive in the Caucasus region of Southern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rückenschlag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Canceled German pincer operation against Ostazchkov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rushwood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ircraft cover for Operation Cerberu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ussard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Planned German break-out movement from Stalingrad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shipping operation off Novaya Zemlya by Admiral Scheer and Admiral Hipp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lenda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operation to disrupt British supply lines in Southern Liby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pr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Bryansk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hariot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ttack of the oil-rich Caucasus region in southern Russia, part of Operation Braunschwei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lausewitz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Planned German attack on Leningrad, Russia, renamed to Operation Nordlich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lawhamm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ttack on Stalingrad and Astrakhan, Russia, partof Fall Blau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ttbus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ttack on Kharkov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affodil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ttack on Odessa, Ukraine as a follow-up to Operation Fredericus 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ampfhamm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erffling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onnerkeil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Planned German attack on Leningrad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onnerschlag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Planned German response in case of Turkey joining the Alli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oppelschlag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Planned German invasion of the Iberian peninsula, revised from Operation Isabell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or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Orsha and Witebsk,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reieck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Bryansk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delwe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Japanese invasion of Celeb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erdinand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operation near Vyazma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euerzaub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the upper Dnieper River region (Belorussia and Ukraine)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ischreih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First German submarine wolfpack raid in the North Atlantic Ocea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oc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Canceled German operation in the Caucasus region of Southern Russia, near Krasnoarmeisk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ankton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Canceled German plan to advance to the Don and Volga Rivers in the Caucasus region of Southern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edericus 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Canceled German airborne invasion of Malt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edericus I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ctivities in Gree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eshman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Planned German attack on Alexandria harbor, Egyp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ied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Planned German invasion of the Iberian peninsula, revised from Operation Isabell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uška gor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Japanese invasion of the Dutch East Indi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eorg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Uzda,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ertrud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isell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oalpost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reif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rous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Japanese reconnaissance and air raid on Pearl Harbor, Hawaii, United Stat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rünspecht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Japanese reconnaissance and air raid on Pearl Harbor, Hawaii, United Stat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Japanese plan to destroy the American fleet and recapture Guadalcanal, Solomon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nnover 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nnover I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operation against Russian supply lines near Leningrad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rpoon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Bryansk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cht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rbstlaub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deceptive operation in support of Operation Edelwe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rbstzeitlos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rkules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Japanese landing operation in Palembang, Sumatr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olzaug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Planned combined German and Finnish attack against Kandalaksha and Belomorsk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ornbläs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ttempt to hold a narrow connection near Demyansk, south of Leningrad, Russia to prevent envelopmen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yacinth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Canceled German attack north of Cholm, Russia near the Lovat and Kunya River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Ilon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ttempt to capture French fleet at Toulon,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Ironclad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Italian convoy missions to Tripoli, Liby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acob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Babruysk,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ajc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Osipovichi,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ajce I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ajce II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ubile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drive toward the Caucasus region in Southern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upit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Failed Japanese invasion of Midway Is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-1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borted Japanese invasion of Port Moresby, New Guni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-2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Canceled German attack near Pogostje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Planned German operation to sabotage aluminum factories in southern Scotland, Brit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asten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labautermann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Radoshkovichi,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lette 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submarine operation in the Caribbean S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ozar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Planned German attack on Leningrad, Russia, formerly planned as Operation Feuerzaub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reml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Canceled German operation east of Moscow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reševo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Mogilev,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rohcol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counterattacks in attempt to expand the Tunis, Tunisia perimet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achsfang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Canceled German attack in the Belyov-Yukhnov area in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andbrück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Lublin, Po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B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plan to sabotage industrial targets at Long Island, New York, United Stat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ichtschlag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submarine campaign against shipping off the east coast of the United States, nicknamed "Second Happy Time"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ightfoot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il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ug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deployment of battleship Tirpitz from Wilhelmshaven, Germany to Trondheim,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upo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ikäf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Japanese invasion of Rabaul, New Britain and Kevieng, New Ire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lari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Canceled German attack toward the Volkhov River near Leningrad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njaca Mountains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the Smolensk-Gorky area in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ärzfieb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The failed German attack on Arctic convoy JW-51B by Admiral Hipper and Lützow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us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Italian anti-partisan operation in coastal region of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naval operation to attack Arctic convoy PQ-1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illennium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itte Jul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O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Planned German operation to secure Caucasus oil fields in Southern Russia with paratrooper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oorbrand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supply mission to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öwe 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ttack toward Stalingrad and the general Caucasus region in Southern Russia, part of Fall Blau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ünchen 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Planned German operations against Allied convoys to Murmansk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ünchen I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Italian convoy missions to Tripoli, Liby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usketoon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ttack on Halfaya Pass, on the border of Libya and Egyp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euland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north of Smolensk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ordlicht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Fail German naval operation to attack Arctic convoys PQ-12 and QP-8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ordpol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deployment of warships Prinz Eugen and Admiral Scheer to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ordse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ttack on Sevastopol, Ukrai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chsenkopf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lymp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rkan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operation near Demyansk, south of Leningrad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rkan I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Loknja, Ukrai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astorious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Japanese invasion of northern Sumatr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aukenschlag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Canceled German attack on Toropets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edestal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ttack on the Allied forces in Cyrenaica, Libya and Egyp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erpetual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seizure of Swiss export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etrova gora 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offensive in the Kerch Peninsula, Ukrai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etrova gora I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olarnacht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Bosnia and Croat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ortcullis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rijedo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Japanese invasion of Burm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dvance against the British Gazala Line toward Tobruk, Liby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aubti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Bryansk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egatt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 in the Roslawl and Bryansk region of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egenbogen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partisan operations in Croat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eservist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isnjak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occupation of the Fisherman's Peninsula in northern Scandin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össelsprung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operation against Volchansk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oundhamm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operation within the Demyansk Pocket near Leningrad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oundup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ttack between the Volga and Don River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utt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transfer to troops to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anti-shipping operation in Kara Sea and Barents Sea by warship Admiral Sche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andmann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mining action off Novaya Zemlya archipelago in the Arctic Ocean by Admiral Hipper and destroyer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chamil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German operation to maneuver damaged Prinz Eugen from Trondheim, Norway to Kiel, German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chne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iegfried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Break-out of German capital ships from Brest, France to Norway, Anglicized as "Cerberus" and nicknamed by the British as "Channel Dash"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ilberstreif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irio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and Commonwealth attacks against targets in Liby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korpion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Special Operations Executive (SOE) assassination of Reinhard Heydrich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ledgehamm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commando raid on German, occupied Sar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nowdrop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deceptive operation for Operation Lightfoo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pätles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commando raid at Bruneval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portpalast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merican attack on Saf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portpalast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The build, up of America forces and supplies for Operation Roundup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pott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llied delivery of Spitfire fighters to Malt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one Ag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merican attack on Fedal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örfang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llied delivery of Spitfire fighters to Malt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üd-Kroatien 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commando raid on the German docks at St. Nazair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üd-Kroatien I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Planned British commando raid on a radar site near Cherbour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umpf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and Commonwealth raid against Tobru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umpffieb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llied coastwatchers operating on Japanese-occupied islands in the Pacific Ocea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upercharg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commando raid on German shipping in the harbor of Bordeaux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upercharge I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ttempted British raid on a heavy water plant at Vemor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merican attack on Port Lyautey (now Kenitra)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ubenschlag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Norwegian guide party for Operation Freshma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heseus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convoy from Gibraltar to Malt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intenfisch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and Commonwealth raid against Bar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orch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invasion of Madagasca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rappenjagd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llied invasion of Diepp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ravnik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Planned British invasion of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rio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pre-emptive strike into Siam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ulip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delivery of Spitfire fighters to Malt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uzla I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and Commonwealth attack of El Alame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U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The first British 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Venezi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and Norwegian destruction of a power station in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Viereck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llied convoy from Gibraltar to Malt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Vigorous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llied landing at Cap Carb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Vogelsang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Planning between the Allied countries and Ireland to counter a potential German invas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atchtower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convoy from Alexandr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Failed Allied attack on Ora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st-Bosnien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Revised planning of Operation Roundup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eniec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Planned Allied invasion of Europ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esengrund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Planned British invasion of Diepp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lhelm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Planned Allied invasion of Cherbourg or Bres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nkelreid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and Commonwealth raid against Benghaz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ntermärchen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delivery of Spitfire fighters to Malt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olk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convoy from Alexandr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underland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and Commonwealth attack of El Alame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arin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tiish attack on Tebaga Gap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auberflöte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llied invasion of French Morocco and Alger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enica-Zavidovici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and Commonwealth attack on Jalo oasis in Cyrenaic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erberus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British convoy from Alexandr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Plan W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American invasion of Guadalcanal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Provincia di Lubiana</text:p>
          </table:table-cell>
          <table:table-cell office:value-type="float" office:value="1942" table:style-name="ce1">
            <text:p>1942</text:p>
          </table:table-cell>
          <table:table-cell table:number-columns-repeated="3" table:style-name="ce1"/>
          <table:table-cell office:value-type="string" table:style-name="ce1">
            <text:p><text:s/>Polish Zwiazek Odwetu sabotage against German railway transpor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Achs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response to Italian surrender to the Alli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505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Tuzla, Bosn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ccolad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on the north Dalmatian coast in Yugoslavia, with focus in the cities of Rijeka, Karloba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dl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the Fruška gora Mountains in Syrmia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lacrity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minelaying operation north of Corsica,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rnim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offensive near Tunis, Tunisia in conjunction with Operation Ochsenkopf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ttack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usladung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valanch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Bilo gora Mountains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egoni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ert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Planned German evacuation from the Caucasus region in Southern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ilo gor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evacuation of Rshev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ilo gora Ost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oarding Party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occupation of Zagreb, Sisak, and Bjelovar in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rau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near Cardaci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runhild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at the Glogovnica Canal on the Casma River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üffel-Bewegung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the Dalmatian islands in Adriatic S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urdock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withdrawal from Saaremaa, Eston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ndytuft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Western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nna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The second aborted German Arctic sortie by Scharnhorst, Prinz Eugen, and destroyer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nt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pital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along the river Obdol in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rdac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rpetbagg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operation to rescue Benito Mussolini from Allied imprisonmen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rtwheel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ttacks on Allied positions at the Dorsal Mountains in Tuni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hastis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Canceled German attacks on Allied positions at the Dorsal Mountains in Tunisia following Operation Eilbote 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hestnut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Bryansk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hronicl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invasion of Kos,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leanslat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Planned German aerial bombing operation against power generators in Moscow and Gorky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ncertin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naval bombardment of Spitzbergen, Svalbard Islands,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ndo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west of Ossipovichi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nstellatio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near Minsk and Slutsk,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rkscrew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the Fruška gora Mountains in Syrmia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ron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mountains northeast of Tuzla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ttag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Bryansk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verlet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defensive build-up of the Italian Alpine pass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ulveri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ttack of British units at the 'Banana Ridge' in Tuni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yrill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commando operation against British supply lines in Ira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elphi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elphi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The first aborted German Arctic sortie by Scharnhorst, Prinz Eugen, and destroyer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elt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ttack on Faid Pass near Sidi bou Zid, Tuni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evo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omino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Split on the coast of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onnerkeil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minelaying operation via S-Boat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onnerschlag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ouble Strik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at the Kupa River between the Sava and the Farkašic-Kravarsko line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raufgäng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Smolensk, Russia prior to Operation Zitadell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ich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ilbote 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ilbote I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operation in the Caucasus region of Southern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isb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evacuation operation near Oryol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isb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Trogir in Croat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isenhamm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Bryansk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isfjord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Gomel,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rntefest 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at Peljesac peninsula in the Croat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rntefest I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at Peljesac peninsula in the Croat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erdinand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s at the islands of Mljet, Hvar, Brac, and Solta off the coast of Croatio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erkel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s at the islands of Mljet, Hvar, Brac, and Solta off the coast of Croatio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erkel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Vilnius and Polotsk,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euerstei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cruiser Lützow operation in the Baltic S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lax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liederblüt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Pindus Mountains region of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antic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Canceled German anti-shipping operation in Kara Sea by Lützow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anz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Japanese air raid against Allied advances on New Guinea and Guadalcanal, Solomon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eischütz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ction at Hydra Island,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onttheat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Northern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ühlungswind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Moslavacka Mountains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ustia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deployment of naval vessels in the English Channel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alvanic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Japanese evacuation of Guadalcanal, Solomon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amm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Japanese evacuation of Kiska, Aleutian Islands, Alaska, United Stat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eiserich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POW rescue operation via submarine into the St. Lawrence River in Canad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esellenprüfung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Velika Kladuša area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omorrah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rü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seizure of Italian equipment and territory upon the Italian surrend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rün I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defensive build-up of the French and Italian Alpine pass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uillotin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Minsk and Borisov,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unnersid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ünth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ustav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evacuation of the Caucasus region in Southern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ymnast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Canceled German attack on British units at the Fondouk Pass, Tuni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bicht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area between Rogatica and Vlasenica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ge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near Vitebsk, Belaru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gen Bewegung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Makarska in Croat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ifisch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across the Lika Mountains to Zadar on the coast of the Independent State of Croatia after the Italian surrend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mburg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evacuation of Sicily, Italy over the Strait fo Messin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senjagd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landings on Leros of the Dodecanese Islands,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rbstgewitter 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Planned German anti-partisan operation against Josip Broz Tito in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rbstgewitter I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rbstgewitter II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Krbavsko Polje plai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rbstgewitter IV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Canceled German evacuation of Crim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rman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rmeli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ttack on Gafsa, Tuni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old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ornung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Bryansk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ubertus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Mglin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usa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towing of a 3000-ton drydock from Mariupol to Odessa, Ukrai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usky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counter-offensive at Myschanko-Berg during the Battle of Stalingra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ydr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Planned German response in case of an Allied invasion of the Iberian peninsula, centering largely around the defense of the Pyrenees pass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Canceled German attack on Majaz al Bab, Tuni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Insel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convoy off Temryuk, Southern Russia in the Sea of Azov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Istrie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Iva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The final German operation of Scharnhorst to intercept convoy JW-55B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aywick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Grmec Mountains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onquil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Sunja area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uggl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The third and successful German transfer of Scharnhorst and destroyers from the Baltic Sea to Narvik,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ari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at Mesovan Pass in Southeastern Croat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near Kursk, Russia after Operation Zitadell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iebitz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operation to kidnap the son of Miklós Horthy's son to prevent Horthy from siding with the Allies, codename later changed to Mau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lar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Lamia,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lašnic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north of the Sava River in Serb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onstanti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at the Okucani-Lipik-Banova Jaruga-Novska area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openhage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Prnjavor-Kotor Varoš-Teslic area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ormora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operation against British troops on the Greek island of Samos, part of Operation Zwischenspiel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rause 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rause I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plan to kidnap the Pope from the Vatican Cit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rimhilde Bewegung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urbe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uckuckse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rtillery bombardment of the Strait of Kerch between the Black Sea and the Sea of Azov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ugelblitz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systematic murder of Polish intelligentia, phase I of ther German "Final Solution"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ugelblitz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near Razboj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adbrok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between Bosanski Novi and Prijedor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andsturm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Japanese defensive plan against Allied attacks on Rabaul, New Brit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eand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SS operation to disband the Danish militar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ehrgang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Bosn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eopard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north of Vitebsk, Belorussia in conjunction with Operation Wildent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ik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Montenegro and Herzegovin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ongcloth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plan in the event of an Italian surrend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igewitt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submarine mining oper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erku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Failed German landing on the island of Brac off the coast of Croat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ichael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plan to deploy Italian units to Southern France after Italian surrend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incemeat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raid upon Allied occupied Spitzbergen Island, Svalbard Islands,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irko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Japanese attack on Bougainville in the Solomon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orgenluft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area between Bosanski Novi and Buzim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oslavacka gor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achbarhilfe 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convoy off Temryuk, Southern Russia in the Sea of Azov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achbarhilfe I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arcissus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convoy off Temryuk, Southern Russia in the Sea of Azov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avvy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escort operations for blockade runner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elly U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Planned German aerial bombing operation against Russian industries in the Ural Mountain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eptu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Kozara Mountains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ürnberg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livenernt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Rogachev,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rang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Kalnik Mountains between Varazdin and Krizevci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ster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stfront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north of Vitebsk,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tto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the Balkan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zre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Sarajevo, Bosn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aderbor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Sarajevo, Bosnia, Yugoslavia, continuation of Operation Weiss 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amphlet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operations in the Caucasus region of Southern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anth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north of Vitebsk, Belorussia in conjunction with Operation Schnepf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anth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anth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Tuzla, Bosn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anzerfaust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arnass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Lithuan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aul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Failed German anti-partisan operation in Northern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etrinj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Kordun in Bosnia, Banovina and Turopolje in Croat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fingste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Planned German naval operation involving warship Admiral Scheer in the Siberian S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oseido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rtillery bombardment of Yeysk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ugilist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Axis anti-partisan operation in the Kalnik Mountains in the Novi Marof area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um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Livno, Bosn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abat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Planned German evacuation from the Demyansk Pocket near Leningrad,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aureif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nti-partisan operation in Bryansk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egatta 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offensive at Kursk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einhard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raid against a Norwegian/British station at the Svalbard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ichard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German attack on the Greek island of Samos, part of Operation Leopar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istow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attack on the Dodecanese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O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llied naval patrols near the Azor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afar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llied landing at Salern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andcrab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airborne rescue operation for POWs in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ati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raid against German ships interned in neutral Portuguese port of Go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axifrag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Special Air Service (SAS) operation against the rail bridge between Pesaro and Fan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chneesturm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Preliminary assault on forward Mareth Line position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chnepf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llied invasion of northern Burm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chwarz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merican paradrop to supply antigerman resistant grou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chwarz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llied attacks against Japanese targets in the Southwest Pacific Ocea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eehund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bombing of Ruhr dam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eeräub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Special Air Service (SAS) raid in Sici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iegfried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llied landings at Woodlark and Kiriwina Islands off New Guinea in support of Operation Cartwheel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izilie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merican landings on the Russell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lapstick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Planned British invasion of Alderney in the English Channel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ourc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Planned British invasion of Jersey in the English Channel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onewall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Planned British invasion of German-occupied Channel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rik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invasion of Pantellar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uper Gymnast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Royal Air Force actions to deceive German air defens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llied attack of Kisk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bari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Planned British invasion of Guernsey in the English Channel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nnenbaum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Proposed Allied invasion of northern Sumatr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eslic 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No.3 Commando amphibious landing to outflank the German lines at Termol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heodo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merican air raid on Regensburg and Schweinfur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ig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llied air operation to disrupt the Axis system of air transport to Afric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on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The use of Soviet airfields by bombers of Western Alli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rav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airborne attack on Primasole Bridge over River Simeto south of Mount Etn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unnel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merican invasion of Gilbert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Ulm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bombing of Hambur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Ulrich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advance from Cyrenaica to Tripolitan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Una-Sava Bend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Second British raid on a heavy water plant at Vemor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Ursul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Early name for Operation Torch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Varazdi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project to construct an aircraft carrier from ice for North Atlantic defens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Vengeanc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special naval transport to Murmans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Virovitic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llied invasion of Sici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Vulca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air raid on rocket research facilities at Peenemï¿½nd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aldwint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nglo-Australian attack on Japanese shipping in Singapore harbo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alk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seaborne rescue operation for POWs in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ihnachtsman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8th USAAF disastrous attack on the German ball-bearing factories concentrated an Schweinfurt in Southern German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iß 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gliderborne attack near Syracus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iß I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deployment of Chindit forces into Burm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king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llied deceptive operation for Operation Husk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ldent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Special Air Service (SAS) raid on a lighthosue in Sici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ldsau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llied building of the Tiddim road across the Chin hills in Central Burma.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ldsau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ustralian convoy transporting troops from Suez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ndstoss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and Commonwealth attack on the Mareth Line in Liby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nterzauber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merican attack on Attu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olkenbruch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llied plan to drive between German armies in Tuni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op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Special Air Service (SAS) raid on the rail line between Ancona and Pescar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ulf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1st Airborne Division landing at Tarant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underland II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X-class midget submarine attacks on German warships based in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Yarmouth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llied operation to intercept blockade runners in the Bay of Bisc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agorj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Final phase of the Allied assault on Tunis and Bizerte in North Afric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iethe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Early name for Operation Torch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iethe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Antarctic expedition for the possibility of establishing bas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igeunerbaron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British plan to intercept German blockade runner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itadelle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merican interception of Japanese aircraft carrying Isoroku Yamamot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itronella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Final Allied attack on Tuni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wischenspiel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UK Guards Brigade attack on Horseshoe Hill at Mareth Line in Tuni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Project Habakkuk</text:p>
          </table:table-cell>
          <table:table-cell office:value-type="float" office:value="1943" table:style-name="ce1">
            <text:p>1943</text:p>
          </table:table-cell>
          <table:table-cell table:number-columns-repeated="3" table:style-name="ce1"/>
          <table:table-cell office:value-type="string" table:style-name="ce1">
            <text:p><text:s/>American occupation of Gafs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Blume 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defense plan in case of an Allied invasion of Northern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Blume 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defense plan in case of an Allied invasion of Southern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Falk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defense plan in case of an Allied invasion of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Forelle 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defense plan in case of an Allied invasion of the Balkans via the Adriatic S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Forelle 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defense plan in case of an Allied invasion of the Balkans via the Aegean S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Hanna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defense plan in case of an Allied invasion of Denmar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Mard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defense plan in case of an Allied invasion of Italy, activated after Allies launched Operation Shingl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Marder 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defense plan in case of an Allied invasion of Italy via the Ligurian Sea, part of Fall Mard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Fall Marder 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defense plan in case of an Allied invasion of Italy via the Adriatic Sea, part of Fall Mard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Kampf um Rom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defense plan for the Nettuno area in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Mission Bosto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attack of the American fleet off Saipan, Mariana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Mission Chicag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operations in Roman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Mission Detroi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Lipik-Novska-Okucani reg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Mulberry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evacuation of Eston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berlou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defensive operation at the Irrawaddy River in Burm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ccumulato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on the Primošten Peninsula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-G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Moslavacka Mountains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lpha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plan to withdraw from northern Finland prior to the Lapland Wa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ntimo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operations in Roman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nvil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Našice-Ðakovo region of Sloven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phrodit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Kozara Mountains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rras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the Istria Peninsul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st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area between the Sava and Drava Rivers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stonia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Independent State of Croatia utilizing German aircraft to deceive partisan fighter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tlantic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Early name for Wacht am Rhe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an-G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operation after the failed Operation U-Go offensive in Ind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aobab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offensive to relieve troops fighting in Lat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aytow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Planned German evacuation of bridgeheads at the river Maas (Meuse) west of Arnhem, the Nether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ergwies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Montenegro, Yugoslavia and in Northern Alban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erli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Velika Kapela Mountains in the Independent State of Croatia to secure a supply rout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ienenhaus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along the road between Zagreb and Varazdi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irk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along the road between Zagreb and Varazdin in the Independent State of Croatia, coninuation of Operation Dubrovi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le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Krašic reg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litz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Krašic region in the Independent State of Croatia, continuation of Operation Dünkirchen 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luecoa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oardma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gents infiltration into the US to gather intelligence on Manhattan Projec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odyguard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west of Kni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randfackel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east of Zagreb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raunschweig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Papuk Mountain and Bilo gora Mountains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ravad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Failed German anti-partisan operation in Macedon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raw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the Dalmatian islands in Adriatic S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urza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destruction of bridges near Florence,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nna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counterattack to the Allied invasion of Anzio,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nned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Memici and Osmaci in Bosn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sanova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west of Banja Luka to open the road between Bosanski Novi and Prijedor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tchpol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operation to disrupt Russian supply lines on the Danube River near Budapest, Hungar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techism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Canceled German operation to take the island of Vis off Croat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harmwood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relief operation for troops trapped near Minsk,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hastity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the Jura Mountains in Southern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hettyford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at Primorska and Gorenjska in Sloven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hristros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Lepel, Belorussia as a follow-up operation of Operation Regenschau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lipp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area between Knin and Kistanje in the Independent State of Croatia to secure a supply rout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bra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Canceled Japanese plan to isolate Australia by capturing New Caledonia, Samoa, and Fij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ckpi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Ivanzcica Mountains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me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Kalnik Mountains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oney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aerial bombing of the United States via balloon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rimso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the region near the Greek-Albanian border before Operation Einhorn, renamed to Operation Feuerzaub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roque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infiltration of Allied rear areas using Allied uniforms, part of Wacht am Rhe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upola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Planned German mass-deployment of fighters against Allied bomber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yclon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action to isolate and destroy Anglo-Indian forces at Arakan, Burma, precursor to Operaion U-G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an-G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intelligence gathering in Spitzbergen,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auntless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flooding of parts of the Netherlands to hinder Allied advance, later renamed to Operation Storch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efo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deceptive operation in support of Wacht am Rhe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iadem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Rejected German plan to withdraw German troops in Italy behind the Po Riv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ingso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enslavement of East European children between the age of 10 and 15 to work in the German armament industr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iploma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submarine operation against an Allied convoy in the North Atlantic Ocea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iv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paratrooper operation as a part of Operation Greif of Wacht am Rhe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oppelkopf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Thessaloniki,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oppelsprung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occupation of Sofia, Bulgar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ov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ir raids on London and other nearby British citi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ragoo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attack in Eastern China to link up Northern China and Indochin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raufgäng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Thessaloniki,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reznica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east of Karlovac and north of the Kupa River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riftwood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Vrbas Valley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ubrovnik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Bulgar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ubrovnik 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defensive plan in Southern Burm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unhill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Prijedor-Sanski Most-Omarska area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ünkirchen 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at the Sava River in the Independent State of Croatia, destroying all boats and ferri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ünkirchen 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defensive operation on Biak Island, New Guin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inhor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the Sporades Islands, Greece, previously named Operation Neptu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lst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Fruška gora Mountains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mil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psom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submarine operation against the Allied fleet off France during the Normandy invas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rnteeinbringung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area south of Sid and near Ilok in Syrmia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alk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Proposed German evacuation of Courland, Lat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erdinand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plan against an Allied landing at Livorno,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euerweh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counter-offensive at Mortain, France in responce to Operation Cobr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euerzang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Vlasenica in Bosn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euerzaub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Northern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ischfang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occupation of Hungar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liegenfäng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occupation of Roman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lintlock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Planned German attack of the Ardennes region as proposed by Gerd von Rundstet, rejected by Adolf Hitler for being too conservativ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öh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mining of the Ligurian Sea off Northern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orag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counterattack to the Allied invasion of Anzio and Nettuno,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orell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Krbavsko Polje plai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ortitud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landing on the island of Brac off the coast of Croat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eischütz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landing on the island of Solta off the coast of Croat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eischütz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Canceled German plan to land agents in Scotland, Brit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ühling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fallback to the Arno River in the Tuscany region of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ühlingsanfang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ühlingsfes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the Sporades Islands, Greece, later renamed to Operation Korall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ühlingswett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Krbavsko Polje plai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S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withdrawal from the Kola Peninsula into Norway after Finland switched sid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uchsjagd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troop deployment in Fin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uchsjagd I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torpedo boat operation off Corsica, Franch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u-G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naval deployment in the Adriatic Sea and Aegean S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aff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occupation of Hungar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ambi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Polotsk and Lepel,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arde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program to develop submarine launched V-2 rocket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emsbock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ground and air attack on partisans on the Balkan peninsul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iant 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Lepel and Polozk in Belo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oodwood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occupation of ore mines in and around Ljubija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oodwood 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on the Murter Peninsula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oodwood 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oodwood I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defense plan in case of an Allied invasion of Italy, activated after Allies launched Operation Shingl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oodwood IV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Macedon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reenlin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ttempt to capture Josip Broz Tit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reif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at the Kalnik Mountains south of the Ludbreg-Koprivnica Line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roßer Schlag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Montenegro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-G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Start of the German V-1 rocket attack against London, England, Brit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ilston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west of the Sesvete-Varazdin road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mbone/Copperhead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Kordun and Banija regions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udege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western Slavonia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wkey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operation to find and capture Josip Broz Tito's headquarters in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ckl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Zaprešic-Krapinske Toplice-Klanjec area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id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attack of the American fleet off Leyte, Phillipine Islands, Japan, part of Operation Sho-G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inrich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defense plan for Formosa and the Ryukyu Islands, Japan, part of Operation Sho-G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rbstnebel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defense plan for Honshu, Japan, part of Operation Sho-G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u-Aktio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defense plan for Hokkaido, Japan, part of Operation Sho-G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inei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defense plan against American advances toward Japa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ohes Ven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ttack on Allied units at Anzio,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orrid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Eastern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oundsmith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bombing of London and Southern England, Brit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undesoh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near Otocac and Vrhovine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urrican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Transfer of Finnish intelligence records, equipment, and personnel to Sweden at the end of the Continuation War to avoud Soviet captur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Ibex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flooding of parts of the Netherlands to hinder Allied advance, previously named Operaion Heid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Ichi-G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irborne drop behind Allied lines, part of Wacht am Rhe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Iltis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plan to restore Benito Mussolini's power in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Infatuat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deceptive operation at Nettuno,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Ingeborg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attack on American forces at Cape Torokina, Bougaineville, Solomon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ael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attacks in the Philippine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ajc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convoys to the Doberai Peninsula in Western New Guin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erich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Failed German attempt to capture Suursaari Island, Finland in the Gulf of Fin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udas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Planned German invasion of the Åland Islands in the Baltic Sea from Fin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upit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Planned Japanese attack on Bougainville, Solomon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an-G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Phase one of Japanese attack in Eastern China, part of Operation Ichi-G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astani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aub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occupation of the Bulgarian-held Skopje region of Macedon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itte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occupation of Budapest, Hungary, part of Operation Margarethe 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o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Zaistovec-Preseka region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orall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Japanese assault on Imphal and Kohima, Ind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ornblum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on the island of Ugljan off the coast of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reuzott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Papuk Mountains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andwir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ttack on forces of Dragoljub Mihailovic in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auffeu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ttack on forces of Napoleon Zervas in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aura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the Balkan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os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ttempt to overthrow Adolf Hitler, written under the cover of a plan to foil potentioal worker rebellions, Anglicized as "Valkyre"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oyto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landing on the island of Hvar off the coast of Croatia, Yugoslavia, part of Operation Herbstgewitter III and Operation Herbstgewitter IV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udwig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naval bombardment of Sworbe, Eston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üttich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offensive in the islands off the Dalmatian coast of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ibaum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west of the railroad connecting Ðurmanec and Krapinske Toplice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igewitt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Slovenia, Yugoslavia, part of Operation Frühlingsanfa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pl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ttack on the Americans in the Appennine Mountains,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rgarethe 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ttack on American troops in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rgarethe 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anti-partisan operation in Thessaloniki, Gree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rke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Failed German operation to destroy powerplants in Moscow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rket Garde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Axis anti-partisan operation in the Plesivica Mountains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rti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German offensive in the Ardennes, Anglicized as "Wath on the Rhine"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sco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attack on Galmanch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tterhor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Diversionary Allied naval operation near the Channel Islands before the start of Operation Overlor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ess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build, up of defenses at Kumi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orgenröt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invasion of Southern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orgenster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merican research on remote, controlling B-17 bomber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orgenwind 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attack on Le Havr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orgenwind 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Canadian attack on Cae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ost I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Special Air Service (SAS) operation to destroy a rail bridge between Pesaro and Fan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öwe V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diversionry landings near the tip of Calabr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ünche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withdrawal after failure of Operation Market GardenÂ Â [Read More]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apfkuche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attack on River Vir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elso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deceptive operation to create false threat of invasion in Balkan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eptu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Diversionary Allied attack in support of Operation Overlor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eptun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mine, laying operation around the Kiel Canal to prevent German naval react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ewto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Canceled British carrier attack on German battleship Tirpitz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ibelungenfahr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Polish local uprisings organized by the Polish Home Arm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ordlich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search and destroy operation for German supply tank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ordlicht-Bewegung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merican invasion of Eniweto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ussknack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RAF attack on German battleship Tirpitz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bviat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attack on Cae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dysseus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Canceled Allied plan to build artificial harbors at Quiberon B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uting 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deceptive operation to hint a false invasion of the Balkans before the start of Operation Shingl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uting 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attack on the German Siegfried Line at Geilenkirche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verlord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merican breakout of the Normandy beachhead that laid foundations for the Falaise Pocke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addl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naval airstrike on Saba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anzerfaus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Planned Allied airborne attack in the Nether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aravan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French commando operation sponsored by British Special Air Service (SAS) to destroy German railroad targets in Brittan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egasus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naval air attack on Saba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erianth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anti-shipping patrols off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fingstausflug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anti-shipping patrols off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irat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merican airborne landings on Noemfoo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lane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Army action during Operation Overlor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lut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Special Air Service (SAS) reconnaissance operation in the Argentan area of Normand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omegranat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attack on the German Gustav Line in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omegranat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French commando operation sponsored by British Special Air Service (SAS) to organize and arm French Resistance fighter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ostage Abl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exercise in preparation for joint operations against the Japanes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osthor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Defense of Lond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otluck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gliderborne attack in Southern Fra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rüfstand X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invasion of Southern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Quee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Failed British raid on rail targets north of Rom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Quicksilv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borted British Special Air Service (SAS) operation to support Operation Cobr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atweek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Failed British attack on Cae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egenschau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Diversionary Allied attack to create the deception of an attack on Geno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einhard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merican invasion of Marshall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enat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merican invasion of Mariana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ennti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deceptive operations to hint two false invasions before the start of Operation Overlor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ichard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Special Air Service (SAS) assassination attempt on Erwin Rommel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ome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usage of X-craft midget submarines as navigation beacons off Sword and Juno beach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öslei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armor attack along highway 69 in the Nether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össelsprung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Canceled landing of US 82nd Airborne near Rom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oue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armor breakout attempt from the Normandy beachhead/attempt to tie down German units in support of Operation Cobr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oyal Marin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carrier attack on German battleship Tirpitz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übezahl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carrier attack on German battleship Tirpitz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umpelkamm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carrier attack on German battleship Tirpitz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arajev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carrier attack on German battleship Tirpitz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chach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attack on Cae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chlüsselblum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merican air attack on Tru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chneegestöb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deceptive operation to hint a false invasion of Southern France before the start of Operation Overlor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chneeschmelz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merican naval radar research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epals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attack on the floating U-boat dock in Pudderfjor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hingl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Special Air Service (SAS) commando action near Dij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ho 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bombing of Duisburg and Cologne in North Rhine Westphal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ho 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assault on Walcheren Is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ho I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deceptive operation to hint continued Allied focus in the Mediterranean Sea when the Allies had already decided on a cross-channel inv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ho IV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Low-level Allied air raid on Amien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ho-G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attack on Hill 112 near Cae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ky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advance to the Seine Riv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leuth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Special Air Service (SAS) operation to lead French Resistance fighters to disrupt German forc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onnenaufgang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Failed British Special Air Service (SAS) action at the Vosges Mountains in eastern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pa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mine-laying operation in and at the entrance to the English Channel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pring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airborne attack in the Nether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alemat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Failed Allied attempt to secure bridges over the main rivers of Nether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einadl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The failed British carrier attack on German battleship Tirpitz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einbock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merican build-up of long range bomber bases in China and Ind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einschlag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merican parachute assault near Merderet River in Normand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ella Polaris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merican glider-borne attack in Normand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orch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merican glider-borne attack near Sainte-Mere-Eglise, Eglise in Normand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öss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The transfer of captured V-2 rocket compnents from Poland to Brit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rangl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construction of artificial anchorages off Normand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uden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Canceled British Special Air Service (SAS) action in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üd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attack on the Normand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ussex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Free French jeep-mounted patrol in Champagne, Burgund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witchback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RAF air attack on German battleship Tirpitz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anti-shipping operation in the Aegean S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anti-shipping operation in the Aegean S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ke-Ich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invasion of Normand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nne Os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Canadian pursuit of German rear guard near the Seine Riv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nne Wes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RAF air attack on German battleship Tirpitz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sumak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rescue mission of airborne troops after the failure of Operation Market Garde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hursday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merican Office of Strategic Services (OSS) supported operation in Swede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ig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training exercise at Studland B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iger Claw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Canceled British carrier attack on German battleship Tirpitz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o-G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construction of undersea oil pipelines between Britain and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onga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attack in Normandy in support of Operation Goodwoo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otaliz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Special Air Service (SAS) raid against the airfield at San Egidi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ractabl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survey of Normand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ransom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naval air attack on shipping off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reibjagd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anti-shipping patrols off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reuebruch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offensive operation in and near Roer (Rur) valle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rojanisches Pferd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deceptive operation to hint a false invasion of Pas de Calai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rolis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Free French attack on a German coastal battery in Southern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rousers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Second British mining of the Rhine Riv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ungste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merican Office of Strategic Services (OSS) supported operation in Swede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U-Go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invasion of Anzio and Nettun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Ulja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deceptive operation to hint a false invasion of Norway before the start of Operation Overlor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Ungewitt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pursuit of German raider in the Indian Ocea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Verra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deceptive operation for Operation Drago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Verrat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Canadian attack near Cae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Vitality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merican attack invasion of Palau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aldrausch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merican bombing of German supply lines prior to Operation Diadem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alkür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French reconnaissance operation to monitor German troop movements in Normand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alzertraum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Canadian offensive against the Breskens Pocket of German resistance on the southern shore of the Scheldt estuary in the southern Nether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ststurm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deployment of Chindit units into Burm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king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training exercise at Slapt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ldhorn III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Canceled British carrier attack on German battleship Tirpitz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ldsau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airborne attack east of the Orne Riv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ndso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break out from the Normand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nterende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Canadian operation against German defenses along the Caen-Falaise road to allow an Allied break out of the Normand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ntergewitter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naval air raid on Surabay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intermärche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training exercise at Slapt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ulf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British carrier air attack on German battleship Tirpitz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eppeli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Canadian offensive down the South Beveland peninsula near the Scheldt estuary in the southern Nether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eppeli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The transfer of captured V-2 rocket compnents from Poland to Brit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umberak IV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Canadian attack on Carpique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Wacht am Rhein</text:p>
          </table:table-cell>
          <table:table-cell office:value-type="float" office:value="1944" table:style-name="ce1">
            <text:p>1944</text:p>
          </table:table-cell>
          <table:table-cell table:number-columns-repeated="3" table:style-name="ce1"/>
          <table:table-cell office:value-type="string" table:style-name="ce1">
            <text:p><text:s/>Allied deceptive operation to hint a false invasion of Cret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ktion 24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Aborted German suicide aerial attack on bridges over river Weichsel in attempt to disrupt Soviet supply lin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lpenfestung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plan for a redoubt in the German Alp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mherst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Japanese air raid on Ulithi, Caroline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rashi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Axis anti-partisan operation at the Moslavacka Mountains southeast of Zagreb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rchway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evacuation of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ackfir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air raid against Allied airbases in the Netherlands and Belgium in support of Wacht am Rhe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alsam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Failed transfer of technical plans and strategic materials from Germany to Japan, using submarine U-86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ergwind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destruction of a bridge on the Oder Riv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ig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counter-attack against Russian troops near Budapest, Hungar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irkhahn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Axis anti-partisan operation along the Danube River in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ishop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Planned German aerial bombing of hydropower plants east of Moscow, Russ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lackcock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evacuation of East Prussia, German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lockbuster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attack on British air units in Belgium and the Nether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odenplatt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Japanese reconnaissance of Ulithi Atoll, Caroline Islands, part of Operation Arashi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esar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Planned Japanese operation to use transports to land suicide troops on American airfields in the Mariana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nuck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Japanese defense plan against potential American invasion of the Japanese home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arthag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Japanese special attack against American ships off Okinawa, Japa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ld Comfort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Planned Japanese offensive against American ships using manned torpedo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rnflakes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Axis attack near Budapest, Hungary to relieve the sourrned cit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ronet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Axis anti-partisan operation in the Lašva Valley and Travnik the Independent State of Croat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oulli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anti-partisan operation in Tuzla in Bosn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rossword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offensive in Alsace and Lorraine in northeastern France in conjunction with Wacht am Rhe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eadlight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Rescinded German order to scuttle German ships at the end of the wa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etachment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plan to move V-2 rockets to avoid Allied air strik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ownfall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offensive in the Netherlands in conjunction with Wacht am Rhe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racula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attack of Russian troops in Choszczno, Pomerania, German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Dukedom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counter-offensive from Esztergom, Hungar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ncor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Japanese special attack mission against the Allied anchorage at Ulithi, Caroline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Epsilon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Japanese naval attack against the American fleet off Okinawa, Japan, alternate name of Operation Ten'ichi-G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oil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Japanese naval attack against the American fleet off Okinawa, Japan, alternate name of Operation Ten-G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oxchas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anti-partisan operation in Budapest, Hungar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eiheit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anti-partisan operation in Croatia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ühlingserwachen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fighter deployment against Allied bombi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rühlingssturm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German operation in the area of Molsheim, France and Zabern, German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ertraud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Free French airborne attack in the Netherlands to capture canal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oldflak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Special Air Service (SAS) oper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Grenad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test launches of captured German V, 2 rockt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nnibal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photographic reconnaissance of southern Malaya and airstrikes against Sumatran airfiel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arborag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Allied capture of the atomic pile at Haigerloch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ermann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naval operation to provide cover for Operation Dracul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ikari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attack on the towns of the Roer (Rur) Triangle (Roermo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Iceberg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Canadian advance toward the Rhine Riv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Inmat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Special Air Service (SAS) operation near Tur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Juneau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Royal Air Force bombing of the Gestapo headquarters in Copenhage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eelhaul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Failed British Special Air Service (SAS) operation to block the railway through Brenner Pass on the Italy/Ausria bord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en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American plan to insert propaganda into the German mail system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etsu-Go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Planned American invasion of Japanese home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ikusui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air attacks against the Nicobar Islands and air cover for minesweeping forces near Phuket Is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on-Go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Negotiations which led to the German surrender in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Konrad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Post-war scuttling of German sumarin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awin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American invasion of Iwo Jim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entil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Planned American invasion of Japanese home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ivery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amphibious assault on Rango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Lusty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search and destroy operation for Japanese cruiser Hagur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igewitter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Allied attack on German mountain positions in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jestic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evesdropping on imprisoned German scientist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nna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operation to cut the submarine telephone cables off Hong Ko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tador (1945)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anti-shipping operation off Norwa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eetinghous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Canadian administrative operation that moved troops from Italy to northwestern Europ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eridian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American crossing of the Roer (Rur) Riv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ation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American capture of German atomic materials ahead of French occupat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ordwind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American invasion of Okinaw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lympic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and New Zealand naval bombardment of Tru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vercast/Paperclip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American minesweeping operations off Okinaw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assport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American and British forced repatriation of Soviet prisoners of war back to the Soviet Uni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lunder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air attack on Pangkalan Branda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M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naval air strikes on northern Malaya and air cover for minesweeping operation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egenbogen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American capture of German scientific document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egenwurm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Planned Allied invasion of Japanese home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oast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Allied paradrop of food to German-occupied Nether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oundel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occupation of Ramree Is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abr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Incendiary bombing of Toky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ankey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air attack on Palembang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chneeman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Successful SOE mission (Force 136) involving Karen guerrillas to attack Japanese forces in Southern Burma. Estimates suggest that the Japanese suffered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lippery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Planned American invasion of Japanese home island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onnenwend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American capture of German rocket technolog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ourc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Amphibious landing by 25th Indian Division and 3rd Commando Brigade on the Myebon penninsula to cut Japanese lines of communication.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peedwell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crossing of the Rhine Riv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arvation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Allied removal of own naval mines off Auck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truggl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commando attack at Comacchio lago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üdwind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convoy escort to Murmansk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unris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cutting of submarine communications cable off Saig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urgeon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Royal Marines invasion against Cheduba Is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lon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Planned British deceptive operation for Operation Zipp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n 2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response to German Operaiton Sizilie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en-Go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Special Air Service (SAS) raid to disrupt rail communications in Northern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en'ichi-Go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American aerial mining of Japanese ports and waterway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ombola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midget submarine attack on Japanese cruiser Takao in Singapore Harbo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Varsity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Negotiations which led to the German surrender in Ital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Veritabl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capture of German rocket technology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aldteufel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invasion of Akyab Is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rewolf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British Special Air Service (SAS) raid near Bologn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Werewolf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Allied airborne operation east of the Rhine Riv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ahnarzt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Canadian crossing of the Roer (Rur) Riv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ipper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Planned British amphibious invasion of Malay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Zombie</text:p>
          </table:table-cell>
          <table:table-cell office:value-type="float" office:value="1945" table:style-name="ce1">
            <text:p>1945</text:p>
          </table:table-cell>
          <table:table-cell table:number-columns-repeated="3" table:style-name="ce1"/>
          <table:table-cell office:value-type="string" table:style-name="ce1">
            <text:p><text:s/>Failed British Special Air Service (SAS) operation to block the railway through Brenner Pass on the Italy-Austria borde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Feuerzauber</text:p>
          </table:table-cell>
          <table:table-cell office:value-type="string" table:style-name="ce1">
            <text:p>1936-1939</text:p>
          </table:table-cell>
          <table:table-cell table:number-columns-repeated="3" table:style-name="ce1"/>
          <table:table-cell office:value-type="string" table:style-name="ce1">
            <text:p>German transfer of weapons and personnel to Francisco Franco's forces in the Spanish Civil Wa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Ursula</text:p>
          </table:table-cell>
          <table:table-cell office:value-type="string" table:style-name="ce1">
            <text:p>1936-1939</text:p>
          </table:table-cell>
          <table:table-cell table:number-columns-repeated="3" table:style-name="ce1"/>
          <table:table-cell office:value-type="string" table:style-name="ce1">
            <text:p>German submarine operation in support of Francisco Franco's naval forces during the Spanish Civil War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odden</text:p>
          </table:table-cell>
          <table:table-cell office:value-type="string" table:style-name="ce1">
            <text:p>1937-1943</text:p>
          </table:table-cell>
          <table:table-cell table:number-columns-repeated="3" table:style-name="ce1"/>
          <table:table-cell office:value-type="string" table:style-name="ce1">
            <text:p>German Abwehr intelligence gathering system in Spain and Morocco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ike</text:p>
          </table:table-cell>
          <table:table-cell office:value-type="string" table:style-name="ce1">
            <text:p>1939-1941</text:p>
          </table:table-cell>
          <table:table-cell table:number-columns-repeated="3" table:style-name="ce1"/>
          <table:table-cell office:value-type="string" table:style-name="ce1">
            <text:p>British plan to invade the Soviet Unito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Ruthless</text:p>
          </table:table-cell>
          <table:table-cell office:value-type="string" table:style-name="ce1">
            <text:p>1939-1941</text:p>
          </table:table-cell>
          <table:table-cell table:number-columns-repeated="3" table:style-name="ce1"/>
          <table:table-cell office:value-type="string" table:style-name="ce1">
            <text:p>British Admiralty plan to capture an Enigma encryption machin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MAGIC</text:p>
          </table:table-cell>
          <table:table-cell office:value-type="string" table:style-name="ce1">
            <text:p>1939-1945</text:p>
          </table:table-cell>
          <table:table-cell table:number-columns-repeated="3" table:style-name="ce1"/>
          <table:table-cell office:value-type="string" table:style-name="ce1">
            <text:p>German bacteriological weapons research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litzableiter</text:p>
          </table:table-cell>
          <table:table-cell office:value-type="string" table:style-name="ce1">
            <text:p>1939-1945</text:p>
          </table:table-cell>
          <table:table-cell table:number-columns-repeated="3" table:style-name="ce1"/>
          <table:table-cell office:value-type="string" table:style-name="ce1">
            <text:p><text:s/>American code name for decoded Japanese cipher system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Ultra</text:p>
          </table:table-cell>
          <table:table-cell office:value-type="string" table:style-name="ce1">
            <text:p>1939-1945</text:p>
          </table:table-cell>
          <table:table-cell table:number-columns-repeated="3" table:style-name="ce1"/>
          <table:table-cell office:value-type="string" table:style-name="ce1">
            <text:p><text:s/>British code name for decoded German Enigma messag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ittelmeer</text:p>
          </table:table-cell>
          <table:table-cell office:value-type="string" table:style-name="ce1">
            <text:p>1940-1941</text:p>
          </table:table-cell>
          <table:table-cell table:number-columns-repeated="3" table:style-name="ce1"/>
          <table:table-cell office:value-type="string" table:style-name="ce1">
            <text:p>German reinforcement of the Italian Regia Aeronautica in the Mediterranean Se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ttila</text:p>
          </table:table-cell>
          <table:table-cell office:value-type="string" table:style-name="ce1">
            <text:p>1940-1942</text:p>
          </table:table-cell>
          <table:table-cell table:number-columns-repeated="3" table:style-name="ce1"/>
          <table:table-cell office:value-type="string" table:style-name="ce1">
            <text:p>German occuppation of Vichy France prior to Italian support in 194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Alsos</text:p>
          </table:table-cell>
          <table:table-cell office:value-type="string" table:style-name="ce1">
            <text:p>1940-1945</text:p>
          </table:table-cell>
          <table:table-cell table:number-columns-repeated="3" table:style-name="ce1"/>
          <table:table-cell office:value-type="string" table:style-name="ce1">
            <text:p>German infiltration of Britain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Hummer</text:p>
          </table:table-cell>
          <table:table-cell office:value-type="string" table:style-name="ce1">
            <text:p>1940-1945</text:p>
          </table:table-cell>
          <table:table-cell table:number-columns-repeated="3" table:style-name="ce1"/>
          <table:table-cell office:value-type="string" table:style-name="ce1">
            <text:p>German agents infiltration into Britain and Irelan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Seemöwe</text:p>
          </table:table-cell>
          <table:table-cell office:value-type="string" table:style-name="ce1">
            <text:p>1940-1945</text:p>
          </table:table-cell>
          <table:table-cell table:number-columns-repeated="3" table:style-name="ce1"/>
          <table:table-cell office:value-type="string" table:style-name="ce1">
            <text:p><text:s/>Allied nuclear fission research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Ozren</text:p>
          </table:table-cell>
          <table:table-cell office:value-type="string" table:style-name="ce1">
            <text:p>1941-1942</text:p>
          </table:table-cell>
          <table:table-cell table:number-columns-repeated="3" table:style-name="ce1"/>
          <table:table-cell office:value-type="string" table:style-name="ce1">
            <text:p>German anti-partisan operations near Ozren, Yugoslavia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Manhattan Project</text:p>
          </table:table-cell>
          <table:table-cell office:value-type="string" table:style-name="ce1">
            <text:p>1941-1945</text:p>
          </table:table-cell>
          <table:table-cell table:number-columns-repeated="3" table:style-name="ce1"/>
          <table:table-cell office:value-type="string" table:style-name="ce1">
            <text:p>German program to develop composite aircraft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eethoven</text:p>
          </table:table-cell>
          <table:table-cell office:value-type="string" table:style-name="ce1">
            <text:p>1941-1945</text:p>
          </table:table-cell>
          <table:table-cell table:number-columns-repeated="3" table:style-name="ce1"/>
          <table:table-cell office:value-type="string" table:style-name="ce1">
            <text:p><text:s/>American nuclear weapon research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Bolero</text:p>
          </table:table-cell>
          <table:table-cell office:value-type="string" table:style-name="ce1">
            <text:p>1943-1944</text:p>
          </table:table-cell>
          <table:table-cell table:number-columns-repeated="3" table:style-name="ce1"/>
          <table:table-cell office:value-type="string" table:style-name="ce1">
            <text:p><text:s/>The build, up of America forces and supplies for Operation Overloard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Crossbow</text:p>
          </table:table-cell>
          <table:table-cell office:value-type="string" table:style-name="ce1">
            <text:p>1943-1944</text:p>
          </table:table-cell>
          <table:table-cell table:number-columns-repeated="3" table:style-name="ce1"/>
          <table:table-cell office:value-type="string" table:style-name="ce1">
            <text:p><text:s/>British raids against German rocket research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Pointblank</text:p>
          </table:table-cell>
          <table:table-cell office:value-type="string" table:style-name="ce1">
            <text:p>1943-1944</text:p>
          </table:table-cell>
          <table:table-cell table:number-columns-repeated="3" table:style-name="ce1"/>
          <table:table-cell office:value-type="string" table:style-name="ce1">
            <text:p>Allied bombing missions aimed at softening German coastal defenses in France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Tasma</text:p>
          </table:table-cell>
          <table:table-cell office:value-type="string" table:style-name="ce1">
            <text:p>1943-1944</text:p>
          </table:table-cell>
          <table:table-cell table:number-columns-repeated="3" table:style-name="ce1"/>
          <table:table-cell office:value-type="string" table:style-name="ce1">
            <text:p>Action of the Polish Home Army against German border guarding station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SIGSALY</text:p>
          </table:table-cell>
          <table:table-cell office:value-type="string" table:style-name="ce1">
            <text:p>1943-1945</text:p>
          </table:table-cell>
          <table:table-cell table:number-columns-repeated="3" table:style-name="ce1"/>
          <table:table-cell office:value-type="string" table:style-name="ce1">
            <text:p>American-developed secure speeck system for highest-level Allied communication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Magic Carpet</text:p>
          </table:table-cell>
          <table:table-cell office:value-type="string" table:style-name="ce1">
            <text:p>1945-1946</text:p>
          </table:table-cell>
          <table:table-cell table:number-columns-repeated="3" table:style-name="ce1"/>
          <table:table-cell office:value-type="string" table:style-name="ce1">
            <text:p><text:s/>American operation to transport American servicemen back to the United Stat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eration Nipoff</text:p>
          </table:table-cell>
          <table:table-cell office:value-type="string" table:style-name="ce1">
            <text:p>1946-1947</text:p>
          </table:table-cell>
          <table:table-cell table:number-columns-repeated="3" table:style-name="ce1"/>
          <table:table-cell office:value-type="string" table:style-name="ce1">
            <text:p><text:s/>The repatriation of 70</text:p>
          </table:table-cell>
          <table:table-cell table:number-columns-repeated="16377"/>
        </table:table-row>
        <table:table-row table:number-rows-repeated="1047514" table:style-name="ro1">
          <table:table-cell table:number-columns-repeated="16384"/>
        </table:table-row>
      </table:table>
      <table:database-ranges>
        <table:database-range table:target-range-address="Tabelle1.B1:Tabelle1.C1064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927</meta:generator>
    <dc:creator>Carina</dc:creator>
    <meta:creation-date>2017-04-27T11:22:44Z</meta:creation-date>
    <dc:date>2017-05-13T19:34:29Z</dc:date>
    <meta:editing-duration>PT0S</meta:editing-duration>
  </office:meta>
</office:document-meta>
</file>